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875in" style:page-number="auto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833in" fo:margin-left="0in" fo:margin-right="-0.0458in" table:align="margins"/>
    </style:style>
    <style:style style:name="Table2.A" style:family="table-column">
      <style:table-column-properties style:column-width="4.8236in" style:rel-column-width="48017*"/>
    </style:style>
    <style:style style:name="Table2.B" style:family="table-column">
      <style:table-column-properties style:column-width="0.3938in" style:rel-column-width="3919*"/>
    </style:style>
    <style:style style:name="Table2.C" style:family="table-column">
      <style:table-column-properties style:column-width="1.366in" style:rel-column-width="13599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.5792in" fo:margin-left="0.1188in" fo:margin-right="-0.0049in" fo:margin-top="0in" fo:margin-bottom="0in" table:align="margins"/>
    </style:style>
    <style:style style:name="Table6.A" style:family="table-column">
      <style:table-column-properties style:column-width="0.3438in" style:rel-column-width="3424*"/>
    </style:style>
    <style:style style:name="Table6.B" style:family="table-column">
      <style:table-column-properties style:column-width="6.2354in" style:rel-column-width="62111*"/>
    </style:style>
    <style:style style:name="Table6.A1" style:family="table-cell">
      <style:table-cell-properties fo:padding="0.0194in" fo:border="none"/>
    </style:style>
    <style:style style:name="Table7" style:family="table">
      <style:table-properties style:width="6.6931in" fo:margin-top="0in" fo:margin-bottom="0in" table:align="margins" style:may-break-between-rows="false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194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8" style:family="paragraph" style:parent-style-name="Table_20_Contents">
      <style:paragraph-properties fo:margin-top="0in" fo:margin-bottom="0in" fo:text-align="justify" style:justify-single-word="false"/>
      <style:text-properties style:font-name="Tahoma" style:font-name-complex="Tahoma"/>
    </style:style>
    <style:style style:name="P9" style:family="paragraph" style:parent-style-name="Normal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P10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9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BERITA ACARA</text:p>
            <text:p text:style-name="P6">SERAH TERIMA BERKAS 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 text:c="5"/>Pada hari ini {hari_surat}, tanggal {tgl_surat} jam {jam_surat} bertempat di {lokasi_surat}, saya Jaksa Penyelidik {nama_ttd}, pangkat {pangkat_ttd}. Berdasarkan Surat Perintah Penyelidikan {isi1} Nomor: {isi2} tanggal {isi3} telah menyerahkan Berkas Hasil Penyelidikan perkara dugaan tindak pidana {isi4}, berupa: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[!-- BEGIN Berkas --]{nourut}</text:p>
          </table:table-cell>
          <table:table-cell table:style-name="Table6.A1" office:value-type="string">
            <text:p text:style-name="P2">{isidetail} </text:p>
          </table:table-cell>
        </table:table-row>
        <table:table-row>
          <table:table-cell table:style-name="Table6.A1" office:value-type="string">
            <text:p text:style-name="P7">[!-- END Berkas --]</text:p>
          </table:table-cell>
          <table:table-cell table:style-name="Table6.A1" office:value-type="string">
            <text:p text:style-name="P7"/>
          </table:table-cell>
        </table:table-row>
      </table:table>
      <text:p text:style-name="P9">Demikian Berita Acara Serah Terima ini dibuat dengan sebenarnya atas kekuatan sumpah jabatan.</text:p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Yang menerima</text:p>
            <text:p text:style-name="P5">{jabatan_ttd2}</text:p>
          </table:table-cell>
          <table:table-cell table:style-name="Table7.A1" office:value-type="string">
            <text:p text:style-name="P5">Yang menyerahkan</text:p>
            <text:p text:style-name="P5">{flag}KEPALA {nama_satker}</text:p>
            <text:p text:style-name="P5">{jabatan_ttd}</text:p>
          </table:table-cell>
        </table:table-row>
        <table:table-row>
          <table:table-cell table:style-name="Table7.A1" office:value-type="string">
            <text:p text:style-name="P8"/>
            <text:p text:style-name="P8"/>
            <text:p text:style-name="P8"/>
          </table:table-cell>
          <table:table-cell table:style-name="Table7.A1" office:value-type="string">
            <text:p text:style-name="P8"/>
          </table:table-cell>
        </table:table-row>
        <table:table-row>
          <table:table-cell table:style-name="Table7.A1" office:value-type="string">
            <text:p text:style-name="P5">{nama_ttd2}</text:p>
            <text:p text:style-name="P5">{pangkat_ttd2}/NIP. {nip_ttd2}</text:p>
          </table:table-cell>
          <table:table-cell table:style-name="Table7.A1" office:value-type="string">
            <text:p text:style-name="P5">{nama_ttd}</text:p>
            <text:p text:style-name="P5">{pangkat_ttd}/NIP. {nip_ttd}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25:00Z</meta:creation-date>
    <dc:date>2016-05-20T14:23:47.56</dc:date>
    <meta:editing-cycles>23</meta:editing-cycles>
    <meta:editing-duration>PT6H6M5S</meta:editing-duration>
    <dc:creator>danar wido</dc:creator>
    <meta:document-statistic meta:table-count="4" meta:image-count="0" meta:object-count="0" meta:page-count="1" meta:paragraph-count="19" meta:word-count="83" meta:character-count="695"/>
    <meta:template xlink:type="simple" xlink:actuate="onRequest" xlink:title="" xlink:href="Normal.dotm"/>
  </office:meta>
</office:document-meta>
</file>